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e serde_json::Value;</text:p>
      <text:p text:style-name="Standard">use std::fs;</text:p>
      <text:p text:style-name="Standard">use web3::transports::Http;</text:p>
      <text:p text:style-name="Standard">use web3::Web3;</text:p>
      <text:p text:style-name="Standard">use tokio::task;</text:p>
      <text:p text:style-name="Standard">use log::{info, error}; // Logging</text:p>
      <text:p text:style-name="Standard"/>
      <text:p text:style-name="Standard">mod modules {</text:p>
      <text:p text:style-name="Standard"><text:s text:c="4"/>pub mod arbitrage;</text:p>
      <text:p text:style-name="Standard"><text:s text:c="4"/>pub mod flashloan;</text:p>
      <text:p text:style-name="Standard"><text:s text:c="4"/>pub mod frontrunning;</text:p>
      <text:p text:style-name="Standard"><text:s text:c="4"/>pub mod liquidation;</text:p>
      <text:p text:style-name="Standard"><text:s text:c="4"/>pub mod sandwich;</text:p>
      <text:p text:style-name="Standard"><text:s text:c="4"/>pub mod hft;</text:p>
      <text:p text:style-name="Standard"><text:s text:c="4"/>pub mod monitoring;</text:p>
      <text:p text:style-name="Standard">}</text:p>
      <text:p text:style-name="Standard"/>
      <text:p text:style-name="Standard">// Load the global configuration</text:p>
      <text:p text:style-name="Standard">fn load_global_config() -&gt; Value {</text:p>
      <text:p text:style-name="Standard"><text:s text:c="4"/>let config_path = "config/global_config.json";</text:p>
      <text:p text:style-name="Standard"><text:s text:c="4"/>let config_data = fs::read_to_string(config_path)</text:p>
      <text:p text:style-name="Standard"><text:s text:c="8"/>.expect("Unable to read global config file");</text:p>
      <text:p text:style-name="Standard"><text:s text:c="4"/>let config: Value = serde_json::from_str(&amp;config_data)</text:p>
      <text:p text:style-name="Standard"><text:s text:c="8"/>.expect("Unable to parse global config file");</text:p>
      <text:p text:style-name="Standard"><text:s text:c="4"/>config</text:p>
      <text:p text:style-name="Standard">}</text:p>
      <text:p text:style-name="Standard"/>
      <text:p text:style-name="Standard">#[tokio::main]</text:p>
      <text:p text:style-name="Standard">async fn main() -&gt; web3::Result&lt;()&gt; {</text:p>
      <text:p text:style-name="Standard"><text:s text:c="4"/>// Load the global configuration</text:p>
      <text:p text:style-name="Standard"><text:s text:c="4"/>let global_config = load_global_config();</text:p>
      <text:p text:style-name="Standard"><text:s text:c="4"/></text:p>
      <text:p text:style-name="Standard"><text:s text:c="4"/>// Read network and Infura API key from the global config</text:p>
      <text:p text:style-name="Standard"><text:s text:c="4"/>let infura_project_id = global_config["infura_project_id"].as_str().unwrap();</text:p>
      <text:p text:style-name="Standard"><text:s text:c="4"/>let network = global_config["network"].as_str().unwrap();</text:p>
      <text:p text:style-name="Standard"><text:s text:c="4"/>let eth_node_url = format!("https://{}.infura.io/v3/{}", network, infura_project_id);</text:p>
      <text:p text:style-name="Standard"><text:s text:c="4"/></text:p>
      <text:p text:style-name="Standard"><text:s text:c="4"/>// Initialize Web3 connection</text:p>
      <text:p text:style-name="Standard"><text:s text:c="4"/>let transport = Http::new(&amp;eth_node_url)?;</text:p>
      <text:p text:style-name="Standard"><text:s text:c="4"/>let web3 = Web3::new(transport);</text:p>
      <text:p text:style-name="Standard"/>
      <text:p text:style-name="Standard"><text:s text:c="4"/>// Set default gas limit from config</text:p>
      <text:p text:style-name="Standard"><text:s text:c="4"/>let default_gas_limit = global_config["default_gas_limit"].as_u64().unwrap_or(5000000);</text:p>
      <text:p text:style-name="Standard"/>
      <text:p text:style-name="Standard"><text:s text:c="4"/>// Each strategy will dynamically calculate and take its own flash loan independently</text:p>
      <text:p text:style-name="Standard"/>
      <text:p text:style-name="Standard"><text:s text:c="4"/>let arbitrage_task = task::spawn(async {</text:p>
      <text:p text:style-name="Standard"><text:s text:c="8"/>info!("Starting arbitrage strategy...");</text:p>
      <text:p text:style-name="Standard"><text:s text:c="8"/>let loan_amount = calculate_dynamic_loan_amount("arbitrage");</text:p>
      <text:p text:style-name="Standard"><text:soft-page-break/><text:s text:c="8"/>let loan_result = modules::flashloan::execute_flash_loan(&amp;web3, "arbitrage_asset", loan_amount).await;</text:p>
      <text:p text:style-name="Standard"><text:s text:c="8"/>match loan_result {</text:p>
      <text:p text:style-name="Standard"><text:s text:c="12"/>Ok(loaned_amount) =&gt; {</text:p>
      <text:p text:style-name="Standard"><text:s text:c="16"/>info!("Arbitrage flash loan successful: {}", loaned_amount);</text:p>
      <text:p text:style-name="Standard"><text:s text:c="16"/>if let Err(e) = modules::arbitrage::execute_arbitrage_trades(&amp;web3, loaned_amount).await {</text:p>
      <text:p text:style-name="Standard"><text:s text:c="20"/>error!("Arbitrage strategy failed: {:?}", e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error!("Arbitrage flash loan failed: {:?}", e);</text:p>
      <text:p text:style-name="Standard"><text:s text:c="12"/>}</text:p>
      <text:p text:style-name="Standard"><text:s text:c="8"/>}</text:p>
      <text:p text:style-name="Standard"><text:s text:c="4"/>});</text:p>
      <text:p text:style-name="Standard"/>
      <text:p text:style-name="Standard"><text:s text:c="4"/>let frontrunning_task = task::spawn(async {</text:p>
      <text:p text:style-name="Standard"><text:s text:c="8"/>info!("Starting frontrunning strategy...");</text:p>
      <text:p text:style-name="Standard"><text:s text:c="8"/>let loan_amount = calculate_dynamic_loan_amount("frontrunning");</text:p>
      <text:p text:style-name="Standard"><text:s text:c="8"/>let loan_result = modules::flashloan::execute_flash_loan(&amp;web3, "frontrunning_asset", loan_amount).await;</text:p>
      <text:p text:style-name="Standard"><text:s text:c="8"/>match loan_result {</text:p>
      <text:p text:style-name="Standard"><text:s text:c="12"/>Ok(loaned_amount) =&gt; {</text:p>
      <text:p text:style-name="Standard"><text:s text:c="16"/>info!("Frontrunning flash loan successful: {}", loaned_amount);</text:p>
      <text:p text:style-name="Standard"><text:s text:c="16"/>if let Err(e) = modules::frontrunning::execute_front_running(&amp;web3, loaned_amount).await {</text:p>
      <text:p text:style-name="Standard"><text:s text:c="20"/>error!("Frontrunning strategy failed: {:?}", e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error!("Frontrunning flash loan failed: {:?}", e);</text:p>
      <text:p text:style-name="Standard"><text:s text:c="12"/>}</text:p>
      <text:p text:style-name="Standard"><text:s text:c="8"/>}</text:p>
      <text:p text:style-name="Standard"><text:s text:c="4"/>});</text:p>
      <text:p text:style-name="Standard"/>
      <text:p text:style-name="Standard"><text:s text:c="4"/>let liquidation_task = task::spawn(async {</text:p>
      <text:p text:style-name="Standard"><text:s text:c="8"/>info!("Starting liquidation strategy...");</text:p>
      <text:p text:style-name="Standard"><text:s text:c="8"/>let loan_amount = calculate_dynamic_loan_amount("liquidation");</text:p>
      <text:p text:style-name="Standard"><text:s text:c="8"/>let loan_result = modules::flashloan::execute_flash_loan(&amp;web3, "liquidation_asset", loan_amount).await;</text:p>
      <text:p text:style-name="Standard"><text:s text:c="8"/>match loan_result {</text:p>
      <text:p text:style-name="Standard"><text:s text:c="12"/>Ok(loaned_amount) =&gt; {</text:p>
      <text:p text:style-name="Standard"><text:s text:c="16"/>info!("Liquidation flash loan successful: {}", loaned_amount);</text:p>
      <text:p text:style-name="Standard"><text:s text:c="16"/>if let Err(e) = modules::liquidation::execute_liquidation(&amp;web3, loaned_amount).await {</text:p>
      <text:p text:style-name="Standard"><text:s text:c="20"/>error!("Liquidation strategy failed: {:?}", e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error!("Liquidation flash loan failed: {:?}", e);</text:p>
      <text:p text:style-name="Standard"><text:s text:c="12"/>}</text:p>
      <text:p text:style-name="Standard"><text:soft-page-break/><text:s text:c="8"/>}</text:p>
      <text:p text:style-name="Standard"><text:s text:c="4"/>});</text:p>
      <text:p text:style-name="Standard"/>
      <text:p text:style-name="Standard"><text:s text:c="4"/>let sandwich_task = task::spawn(async {</text:p>
      <text:p text:style-name="Standard"><text:s text:c="8"/>info!("Starting sandwich attack strategy...");</text:p>
      <text:p text:style-name="Standard"><text:s text:c="8"/>let loan_amount = calculate_dynamic_loan_amount("sandwich");</text:p>
      <text:p text:style-name="Standard"><text:s text:c="8"/>let loan_result = modules::flashloan::execute_flash_loan(&amp;web3, "sandwich_asset", loan_amount).await;</text:p>
      <text:p text:style-name="Standard"><text:s text:c="8"/>match loan_result {</text:p>
      <text:p text:style-name="Standard"><text:s text:c="12"/>Ok(loaned_amount) =&gt; {</text:p>
      <text:p text:style-name="Standard"><text:s text:c="16"/>info!("Sandwich attack flash loan successful: {}", loaned_amount);</text:p>
      <text:p text:style-name="Standard"><text:s text:c="16"/>if let Err(e) = modules::sandwich::execute_sandwich_attack(&amp;web3, loaned_amount).await {</text:p>
      <text:p text:style-name="Standard"><text:s text:c="20"/>error!("Sandwich attack strategy failed: {:?}", e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error!("Sandwich flash loan failed: {:?}", e);</text:p>
      <text:p text:style-name="Standard"><text:s text:c="12"/>}</text:p>
      <text:p text:style-name="Standard"><text:s text:c="8"/>}</text:p>
      <text:p text:style-name="Standard"><text:s text:c="4"/>});</text:p>
      <text:p text:style-name="Standard"/>
      <text:p text:style-name="Standard"><text:s text:c="4"/>let hft_task = task::spawn(async {</text:p>
      <text:p text:style-name="Standard"><text:s text:c="8"/>info!("Starting high-frequency trading (HFT) strategy...");</text:p>
      <text:p text:style-name="Standard"><text:s text:c="8"/>let loan_amount = calculate_dynamic_loan_amount("hft");</text:p>
      <text:p text:style-name="Standard"><text:s text:c="8"/>let loan_result = modules::flashloan::execute_flash_loan(&amp;web3, "hft_asset", loan_amount).await;</text:p>
      <text:p text:style-name="Standard"><text:s text:c="8"/>match loan_result {</text:p>
      <text:p text:style-name="Standard"><text:s text:c="12"/>Ok(loaned_amount) =&gt; {</text:p>
      <text:p text:style-name="Standard"><text:s text:c="16"/>info!("HFT flash loan successful: {}", loaned_amount);</text:p>
      <text:p text:style-name="Standard"><text:s text:c="16"/>if let Err(e) = modules::hft::execute_hft_trades(&amp;web3, loaned_amount).await {</text:p>
      <text:p text:style-name="Standard"><text:s text:c="20"/>error!("HFT strategy failed: {:?}", e);</text:p>
      <text:p text:style-name="Standard"><text:s text:c="16"/>}</text:p>
      <text:p text:style-name="Standard"><text:s text:c="12"/>}</text:p>
      <text:p text:style-name="Standard"><text:s text:c="12"/>Err(e) =&gt; {</text:p>
      <text:p text:style-name="Standard"><text:s text:c="16"/>error!("HFT flash loan failed: {:?}", e);</text:p>
      <text:p text:style-name="Standard"><text:s text:c="12"/>}</text:p>
      <text:p text:style-name="Standard"><text:s text:c="8"/>}</text:p>
      <text:p text:style-name="Standard"><text:s text:c="4"/>});</text:p>
      <text:p text:style-name="Standard"/>
      <text:p text:style-name="Standard"><text:s text:c="4"/>// Wait for all tasks to complete</text:p>
      <text:p text:style-name="Standard"><text:s text:c="4"/>let _ = tokio::join!(</text:p>
      <text:p text:style-name="Standard"><text:s text:c="8"/>arbitrage_task,</text:p>
      <text:p text:style-name="Standard"><text:s text:c="8"/>frontrunning_task,</text:p>
      <text:p text:style-name="Standard"><text:s text:c="8"/>liquidation_task,</text:p>
      <text:p text:style-name="Standard"><text:s text:c="8"/>sandwich_task,</text:p>
      <text:p text:style-name="Standard"><text:s text:c="8"/>hft_task</text:p>
      <text:p text:style-name="Standard"><text:s text:c="4"/>);</text:p>
      <text:p text:style-name="Standard"/>
      <text:p text:style-name="Standard"><text:s text:c="4"/>info!("All strategies executed using independent flash loans.");</text:p>
      <text:p text:style-name="Standard"/>
      <text:p text:style-name="Standard"><text:soft-page-break/><text:s text:c="4"/>Ok(())</text:p>
      <text:p text:style-name="Standard">}</text:p>
      <text:p text:style-name="Standard"/>
      <text:p text:style-name="Standard">// A function to dynamically calculate loan amounts for each strategy</text:p>
      <text:p text:style-name="Standard">fn calculate_dynamic_loan_amount(strategy: &amp;str) -&gt; u64 {</text:p>
      <text:p text:style-name="Standard"><text:s text:c="4"/>match strategy {</text:p>
      <text:p text:style-name="Standard"><text:s text:c="8"/>"arbitrage" =&gt; 100_000, <text:s/>// Example value, this can be dynamically calculated</text:p>
      <text:p text:style-name="Standard"><text:s text:c="8"/>"frontrunning" =&gt; 50_000, // Example value</text:p>
      <text:p text:style-name="Standard"><text:s text:c="8"/>"liquidation" =&gt; 120_000, // Example value</text:p>
      <text:p text:style-name="Standard"><text:s text:c="8"/>"sandwich" =&gt; 80_000, <text:s text:c="4"/>// Example value</text:p>
      <text:p text:style-name="Standard"><text:s text:c="8"/>"hft" =&gt; 60_000, <text:s text:c="9"/>// Example value</text:p>
      <text:p text:style-name="Standard"><text:s text:c="8"/>_ =&gt; 10_000 <text:s text:c="14"/>// Fallback value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e serde_json::Value;</text:p>
      <text:p text:style-name="Standard">use std::fs;</text:p>
      <text:p text:style-name="Standard">use web3::types::{U256, Address};</text:p>
      <text:p text:style-name="Standard">use web3::contract::Options;</text:p>
      <text:p text:style-name="Standard">use web3::contract::{Function, Token};</text:p>
      <text:p text:style-name="Standard">use log::{error, info}; // Add logging</text:p>
      <text:p text:style-name="Standard">use tokio::task; // Add for parallel execution</text:p>
      <text:p text:style-name="Standard"/>
      <text:p text:style-name="Standard"/>
      <text:p text:style-name="Standard"/>
      <text:p text:style-name="Standard">// Load the flashloan configuration</text:p>
      <text:p text:style-name="Standard">fn load_flashloan_config() -&gt; Value {</text:p>
      <text:p text:style-name="Standard"><text:s text:c="4"/>let config_path = "config/flashloan_config.json";</text:p>
      <text:p text:style-name="Standard"><text:s text:c="4"/>let config_data = fs::read_to_string(config_path)</text:p>
      <text:p text:style-name="Standard"><text:s text:c="8"/>.expect("Unable to read flashloan config file");</text:p>
      <text:p text:style-name="Standard"><text:s text:c="4"/>let config: Value = serde_json::from_str(&amp;config_data)</text:p>
      <text:p text:style-name="Standard"><text:s text:c="8"/>.expect("Unable to parse flashloan config file");</text:p>
      <text:p text:style-name="Standard"><text:s text:c="4"/>config</text:p>
      <text:p text:style-name="Standard">}</text:p>
      <text:p text:style-name="Standard"/>
      <text:p text:style-name="Standard"><text:soft-page-break/>// Setup token approval with the approveTokenOnce function in the contract</text:p>
      <text:p text:style-name="Standard">pub async fn setup_flashloan_approval(</text:p>
      <text:p text:style-name="Standard"><text:s text:c="4"/>web3: &amp;web3::Web3&lt;web3::transports::Http&gt;,</text:p>
      <text:p text:style-name="Standard"><text:s text:c="4"/>contract_address: Address,</text:p>
      <text:p text:style-name="Standard"><text:s text:c="4"/>owner_address: Address,</text:p>
      <text:p text:style-name="Standard"><text:s text:c="4"/>asset: Address</text:p>
      <text:p text:style-name="Standard">) -&gt; web3::Result&lt;()&gt; {</text:p>
      <text:p text:style-name="Standard"><text:s text:c="4"/>// Call the approveTokenOnce function in the contract</text:p>
      <text:p text:style-name="Standard"><text:s text:c="4"/>let approve_tx = {</text:p>
      <text:p text:style-name="Standard"><text:s text:c="8"/>let function = web3::contract::Function {</text:p>
      <text:p text:style-name="Standard"><text:s text:c="12"/>name: "approveTokenOnce".to_string(),</text:p>
      <text:p text:style-name="Standard"><text:s text:c="12"/>inputs: vec![Token::Address(asset)],</text:p>
      <text:p text:style-name="Standard"><text:s text:c="12"/>outputs: vec![],</text:p>
      <text:p text:style-name="Standard"><text:s text:c="12"/>constant: false,</text:p>
      <text:p text:style-name="Standard"><text:s text:c="8"/>};</text:p>
      <text:p text:style-name="Standard"/>
      <text:p text:style-name="Standard"><text:s text:c="8"/>web3.eth().call_contract(contract_address, function, owner_address).await?</text:p>
      <text:p text:style-name="Standard"><text:s text:c="4"/>};</text:p>
      <text:p text:style-name="Standard"/>
      <text:p text:style-name="Standard"><text:s text:c="4"/>info!("Token approval setup successfully.");</text:p>
      <text:p text:style-name="Standard"><text:s text:c="4"/>Ok(())</text:p>
      <text:p text:style-name="Standard">}</text:p>
      <text:p text:style-name="Standard"/>
      <text:p text:style-name="Standard">// Dynamic flash loan calculation based on module requirements</text:p>
      <text:p text:style-name="Standard">pub fn calculate_dynamic_loan_amount(module: &amp;str) -&gt; u64 {</text:p>
      <text:p text:style-name="Standard"><text:s text:c="4"/>match module {</text:p>
      <text:p text:style-name="Standard"><text:s text:c="8"/>"arbitrage" =&gt; 1000000000000000000, // Replace with dynamic logic based on arbitrage opportunity</text:p>
      <text:p text:style-name="Standard"><text:s text:c="8"/>"sandwich" =&gt; 500000000000000000, <text:s text:c="2"/>// Dynamic loan amount for sandwich attacks</text:p>
      <text:p text:style-name="Standard"><text:s text:c="8"/>"front_running" =&gt; 700000000000000000, // Dynamic for front running</text:p>
      <text:p text:style-name="Standard"><text:s text:c="8"/>_ =&gt; 1000000000000000000, <text:s text:c="10"/>// Default loan amount</text:p>
      <text:p text:style-name="Standard"><text:s text:c="4"/>}</text:p>
      <text:p text:style-name="Standard">}</text:p>
      <text:p text:style-name="Standard"/>
      <text:p text:style-name="Standard">// Parallel execution of flash loans for each module</text:p>
      <text:p text:style-name="Standard">pub async fn execute_flash_loan_parallel(web3: &amp;web3::Web3&lt;web3::transports::Http&gt;, module: &amp;str) -&gt; web3::Result&lt;()&gt; {</text:p>
      <text:p text:style-name="Standard"><text:s text:c="4"/>let flashloan_amount = calculate_dynamic_loan_amount(module);</text:p>
      <text:p text:style-name="Standard"/>
      <text:p text:style-name="Standard"><text:s text:c="4"/>task::spawn(async move {</text:p>
      <text:p text:style-name="Standard"><text:s text:c="8"/>info!("Starting flash loan for {} module with amount: {}", module, flashloan_amount);</text:p>
      <text:p text:style-name="Standard"/>
      <text:p text:style-name="Standard"><text:s text:c="8"/>// Execute flash loan for the module</text:p>
      <text:p text:style-name="Standard"><text:s text:c="8"/>match execute_flash_loan(web3, flashloan_amount).await {</text:p>
      <text:p text:style-name="Standard"><text:s text:c="12"/>Ok(_) =&gt; info!("Flash loan successful for module: {}", module),</text:p>
      <text:p text:style-name="Standard"><text:s text:c="12"/>Err(e) =&gt; error!("Flash loan failed for {} module: {}", module, e),</text:p>
      <text:p text:style-name="Standard"><text:s text:c="8"/>}</text:p>
      <text:p text:style-name="Standard"><text:s text:c="4"/>}).await?;</text:p>
      <text:p text:style-name="Standard"/>
      <text:p text:style-name="Standard"><text:soft-page-break/><text:s text:c="4"/>Ok(())</text:p>
      <text:p text:style-name="Standard">}</text:p>
      <text:p text:style-name="Standard"/>
      <text:p text:style-name="Standard">// Execute flash loan with dynamic amount</text:p>
      <text:p text:style-name="Standard">pub async fn execute_flash_loan(web3: &amp;web3::Web3&lt;web3::transports::Http&gt;, flashloan_amount: u64) -&gt; web3::Result&lt;()&gt; {</text:p>
      <text:p text:style-name="Standard"><text:s text:c="4"/>// Load config values</text:p>
      <text:p text:style-name="Standard"><text:s text:c="4"/>let config = load_flashloan_config();</text:p>
      <text:p text:style-name="Standard"><text:s text:c="4"/>let flashloan_contract_address = config["flashloan_contract_address"].as_str().unwrap();</text:p>
      <text:p text:style-name="Standard"><text:s text:c="4"/>let lending_pool_address = config["lending_pool_address"].as_str().unwrap();</text:p>
      <text:p text:style-name="Standard"><text:s text:c="4"/>let weth_address = config["weth_address"].as_str().unwrap();</text:p>
      <text:p text:style-name="Standard"><text:s text:c="4"/>let max_gas_limit = config["max_gas_limit"].as_u64().unwrap();</text:p>
      <text:p text:style-name="Standard"/>
      <text:p text:style-name="Standard"><text:s text:c="4"/>// Fetch available liquidity from Aave's lending pool</text:p>
      <text:p text:style-name="Standard"><text:s text:c="4"/>let available_liquidity = get_available_liquidity(&amp;web3, lending_pool_address, weth_address).await?;</text:p>
      <text:p text:style-name="Standard"><text:s text:c="4"/>if flashloan_amount &gt; available_liquidity {</text:p>
      <text:p text:style-name="Standard"><text:s text:c="8"/>error!("Not enough liquidity for the requested flash loan.");</text:p>
      <text:p text:style-name="Standard"><text:s text:c="8"/>return Ok(());</text:p>
      <text:p text:style-name="Standard"><text:s text:c="4"/>}</text:p>
      <text:p text:style-name="Standard"/>
      <text:p text:style-name="Standard"><text:s text:c="4"/>info!("Executing flash loan with contract: {}", flashloan_contract_address);</text:p>
      <text:p text:style-name="Standard"><text:s text:c="4"/>info!("Lending pool: {}, WETH address: {}", lending_pool_address, weth_address);</text:p>
      <text:p text:style-name="Standard"/>
      <text:p text:style-name="Standard"><text:s text:c="4"/>// Execute the flash loan logic by calling the contract's executeFlashLoan function</text:p>
      <text:p text:style-name="Standard"><text:s text:c="4"/>let flashloan_tx = {</text:p>
      <text:p text:style-name="Standard"><text:s text:c="8"/>let function = web3::contract::Function {</text:p>
      <text:p text:style-name="Standard"><text:s text:c="12"/>name: "executeFlashLoan".to_string(),</text:p>
      <text:p text:style-name="Standard"><text:s text:c="12"/>inputs: vec![</text:p>
      <text:p text:style-name="Standard"><text:s text:c="16"/>Token::Address(weth_address.parse().unwrap()), // Asset</text:p>
      <text:p text:style-name="Standard"><text:s text:c="16"/>Token::Uint(U256::from(flashloan_amount)), <text:s text:c="5"/>// Amount</text:p>
      <text:p text:style-name="Standard"><text:s text:c="16"/>Token::Bytes(vec![]), <text:s text:c="26"/>// Params</text:p>
      <text:p text:style-name="Standard"><text:s text:c="12"/>],</text:p>
      <text:p text:style-name="Standard"><text:s text:c="12"/>outputs: vec![],</text:p>
      <text:p text:style-name="Standard"><text:s text:c="12"/>constant: false,</text:p>
      <text:p text:style-name="Standard"><text:s text:c="8"/>};</text:p>
      <text:p text:style-name="Standard"/>
      <text:p text:style-name="Standard"><text:s text:c="8"/>web3.eth().call_contract(flashloan_contract_address.parse().unwrap(), function, lending_pool_address.parse().unwrap()).await?</text:p>
      <text:p text:style-name="Standard"><text:s text:c="4"/>};</text:p>
      <text:p text:style-name="Standard"/>
      <text:p text:style-name="Standard"><text:s text:c="4"/>info!("Flash loan executed successfully.");</text:p>
      <text:p text:style-name="Standard"><text:s text:c="4"/>Ok(())</text:p>
      <text:p text:style-name="Standard">}</text:p>
      <text:p text:style-name="Standard"/>
      <text:p text:style-name="Standard">// Get available liquidity from the lending pool</text:p>
      <text:p text:style-name="Standard">async fn get_available_liquidity(web3: &amp;web3::Web3&lt;web3::transports::Http&gt;, lending_pool_address: &amp;str, asset: &amp;str) -&gt; web3::Result&lt;u64&gt; {</text:p>
      <text:p text:style-name="Standard"><text:s text:c="4"/>let lending_pool_address = Address::from_str(lending_pool_address).unwrap();</text:p>
      <text:p text:style-name="Standard"><text:soft-page-break/><text:s text:c="4"/>let asset = Address::from_str(asset).unwrap();</text:p>
      <text:p text:style-name="Standard"/>
      <text:p text:style-name="Standard"><text:s text:c="4"/>// Example: Call Aave's getReserveData function to fetch liquidity</text:p>
      <text:p text:style-name="Standard"><text:s text:c="4"/>let lending_pool_abi = include_bytes!("../abi/aave_lending_pool_abi.json");</text:p>
      <text:p text:style-name="Standard"><text:s text:c="4"/>let contract = web3::contract::Contract::from_json(web3.eth(), lending_pool_address, lending_pool_abi)?;</text:p>
      <text:p text:style-name="Standard"/>
      <text:p text:style-name="Standard"><text:s text:c="4"/>let available_liquidity: U256 = contract.query("getAvailableLiquidity", (asset,), None, Options::default(), None).await?;</text:p>
      <text:p text:style-name="Standard"><text:s text:c="4"/>Ok(available_liquidity.as_u64())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10:55:48.858512665</meta:creation-date>
    <meta:editing-duration>PT2M44S</meta:editing-duration>
    <meta:editing-cycles>2</meta:editing-cycles>
    <meta:generator>LibreOffice/24.2.6.2$Linux_X86_64 LibreOffice_project/420$Build-2</meta:generator>
    <dc:date>2024-10-24T10:55:51.881835480</dc:date>
    <meta:document-statistic meta:table-count="0" meta:image-count="0" meta:object-count="0" meta:page-count="7" meta:paragraph-count="243" meta:word-count="976" meta:character-count="10648" meta:non-whitespace-character-count="8214"/>
  </office:meta>
</office:document-meta>
</file>